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0e2c" officeooo:paragraph-rsid="00180e2c"/>
    </style:style>
    <style:style style:name="P2" style:family="paragraph" style:parent-style-name="Standard">
      <style:text-properties fo:font-weight="bold" officeooo:rsid="001a2806" officeooo:paragraph-rsid="001a2806" style:font-weight-asian="bold" style:font-weight-complex="bold"/>
    </style:style>
    <style:style style:name="P3" style:family="paragraph" style:parent-style-name="Standard">
      <style:text-properties officeooo:rsid="0019049a" officeooo:paragraph-rsid="0019049a"/>
    </style:style>
    <style:style style:name="P4" style:family="paragraph" style:parent-style-name="Standard">
      <style:text-properties officeooo:rsid="001a2806" officeooo:paragraph-rsid="001a2806"/>
    </style:style>
    <style:style style:name="P5" style:family="paragraph" style:parent-style-name="Standard">
      <style:text-properties officeooo:paragraph-rsid="00180e2c"/>
    </style:style>
    <style:style style:name="T1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in" loext:border="none"/>
    </style:style>
    <style:style style:name="T2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3" style:family="text">
      <style:text-properties officeooo:rsid="0014519d"/>
    </style:style>
    <style:style style:name="T4" style:family="text">
      <style:text-properties officeooo:rsid="00171791"/>
    </style:style>
    <style:style style:name="T5" style:family="text">
      <style:text-properties fo:font-weight="bold" officeooo:rsid="00180e2c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Przygotowanie srodowiska:</text:span></text:p>
      <text:p text:style-name="P3">Update repozytoriow z ktorych apt-get bedzie korzystal:</text:p>
      <text:p text:style-name="Standard">sudo apt-get update</text:p>
      <text:p text:style-name="Standard">sudo apt-get upgrade</text:p>
      <text:p text:style-name="Standard"/>
      <text:p text:style-name="P3">Instalacja Javy JRE I JDK:</text:p>
      <text:p text:style-name="Standard">sudo apt-get install default-jre</text:p>
      <text:p text:style-name="Standard">sudo apt-<text:span text:style-name="T4">get</text:span> install default-jdk</text:p>
      <text:p text:style-name="Standard">java -version</text:p>
      <text:p text:style-name="P1">javac -version</text:p>
      <text:p text:style-name="Standard"/>
      <text:p text:style-name="P3">Instalacja I konfiguracja Intellij:</text:p>
      <text:p text:style-name="Standard">download IntelliJ</text:p>
      <text:p text:style-name="Standard">navigate to the download folder</text:p>
      <text:p text:style-name="Standard">sudo tar xf ideaIC—*.tar.gz -C /opt/</text:p>
      <text:p text:style-name="Standard">after unpacking:</text:p>
      <text:p text:style-name="Standard">cd /opt/ideaIU-*</text:p>
      <text:p text:style-name="Standard">cd bin</text:p>
      <text:p text:style-name="Standard">sh idea.sh .</text:p>
      <text:p text:style-name="P4">Launch IntelliJ and CTRL+SHIFT+ALT+S:</text:p>
      <text:p text:style-name="P4">set default SDK</text:p>
      <text:p text:style-name="Standard"/>
      <text:p text:style-name="Standard"/>
      <text:p text:style-name="P3">Instalacja gita:</text:p>
      <text:p text:style-name="Standard">sudo apt-get install git</text:p>
      <text:p text:style-name="Standard">git –version</text:p>
      <text:p text:style-name="Standard">sudo apt install gitk</text:p>
      <text:p text:style-name="Standard"/>
      <text:p text:style-name="Standard">stworzyc plik .gitignore I wpisac do niego:</text:p>
      <text:p text:style-name="Standard">.idea</text:p>
      <text:p text:style-name="Standard">out/</text:p>
      <text:p text:style-name="Standard">lub zainstalowac wtyczke do IDEA. Using IDE built-in plugin system:</text:p>
      <text:p text:style-name="Standard">File&gt;&gt;Plugins&gt;&gt;Browse Reporitories&gt;&gt;.gitignore</text:p>
      <text:p text:style-name="Standard"/>
      <text:p text:style-name="Standard"/>
      <text:p text:style-name="P2">Helpers:</text:p>
      <text:p text:style-name="Standard">Remove directory from git and local</text:p>
      <text:p text:style-name="Standard">You could checkout 'master' with both directories;</text:p>
      <text:p text:style-name="Standard">git rm -r one-of-the-directories</text:p>
      <text:p text:style-name="Standard">git commit -m "Remove duplicated directory"</text:p>
      <text:p text:style-name="Standard">git push origin &lt;your-git-branch&gt; (typically 'master', but not always)</text:p>
      <text:p text:style-name="Standard"/>
      <text:p text:style-name="Standard">Remove directory from git but NOT local</text:p>
      <text:p text:style-name="Standard">git rm -r --cached myFolder</text:p>
      <text:p text:style-name="Standard"/>
      <text:p text:style-name="Standard"/>
      <text:p text:style-name="Standard">Unlinking local repository from remote:</text:p>
      <text:p text:style-name="Standard"><text:span text:style-name="Source_20_Text">git remote rm origin</text:span></text:p>
      <text:p text:style-name="Standard"><text:span text:style-name="T2">will delete the config settings from </text:span><text:span text:style-name="Source_20_Text"><text:span text:style-name="T1">.git/config</text:span></text:span><text:span text:style-name="T2">.</text:span></text:p>
      <text:p text:style-name="Standard"><text:span text:style-name="T3">t</text:span>hen</text:p>
      <text:p text:style-name="Standard"><text:span text:style-name="Source_20_Text">rm .git/FETCH_HEAD</text:span></text:p>
      <text:p text:style-name="Standard"><text:span text:style-name="T2">to get rid of the </text:span><text:span text:style-name="Source_20_Text"><text:span text:style-name="T1">FETCH_HEAD</text:span></text:span><text:span text:style-name="T2"> which still points to github.</text:span></text:p>
      <text:p text:style-name="Standard"/>
      <text:p text:style-name="Standard">remove it from the index with:</text:p>
      <text:p text:style-name="Standard">git rm --cached jjdz5-materialy</text:p>
      <text:p text:style-name="Standard"/>
      <text:p text:style-name="Standard">wyswietl partycje:</text:p>
      <text:p text:style-name="Standard"><text:soft-page-break/>sudo lsblk -o NAME,FSTYPE,SIZE,MOUNTPOINT,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2:39:03.215759354</meta:creation-date>
    <dc:date>2018-06-26T23:05:22.153437155</dc:date>
    <meta:editing-duration>PT22H14M5S</meta:editing-duration>
    <meta:editing-cycles>12</meta:editing-cycles>
    <meta:generator>LibreOffice/6.0.3.2$Linux_X86_64 LibreOffice_project/00m0$Build-2</meta:generator>
    <meta:document-statistic meta:table-count="0" meta:image-count="0" meta:object-count="0" meta:page-count="2" meta:paragraph-count="46" meta:word-count="192" meta:character-count="1308" meta:non-whitespace-character-count="1165"/>
  </office:meta>
</office:document-meta>
</file>